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7e7" officeooo:paragraph-rsid="0002651f"/>
    </style:style>
    <style:style style:name="P2" style:family="paragraph" style:parent-style-name="Standard">
      <style:text-properties officeooo:rsid="0002651f" officeooo:paragraph-rsid="0002651f"/>
    </style:style>
    <style:style style:name="T1" style:family="text">
      <style:text-properties officeooo:rsid="000265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</text:span>.JVM与DVM</text:p>
      <text:p text:style-name="P1"/>
      <text:p text:style-name="Standard">JVM：Java虚拟机，是Java的运行时环境。JVM编译Java源代码的过程是：将Java源代码.java文件编译成.class字节码文件，再把字节码文件打包成.jar文件。</text:p>
      <text:p text:style-name="Standard">DVM：DVM在JVM的基础上做了一些优化，DVM编译Java源代码的过程是：将Java源代码.java文件编译成.class字节码文件，然后再编译成.dex文件。.dex和.jar相似，把很多.class文件合并打包压缩成到.dex文件中。运行的时候，DVM解释.dex文件为.odex文件。.odex是最终的文件，是可以直接运行的。</text:p>
      <text:p text:style-name="Standard"/>
      <text:p text:style-name="P2">PS：</text:p>
      <text:p text:style-name="Standard">1、安卓最早使用的是JVM，由于版权原因(Google与Sun公司的版权纠纷)，google就自己开发了DVM。</text:p>
      <text:p text:style-name="Standard">2、.dex是写好的代码编译得到的，最终运行的时候，它会经过DVM进行编译转码，即：.dex文件转码成.odex文件。</text:p>
      <text:p text:style-name="Standard">3、两者联系：DVM写的代码和JVM写的代码本质上都是Java代码。</text:p>
      <text:p text:style-name="Standard">4、两者区别：架构方面，JVM是基于栈来运行，DVM是基于存储器的。DVM的处理速度比JVM提高一个等级。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3T10:36:04.116771978</meta:creation-date>
    <meta:generator>LibreOffice/6.3.3.2$Linux_X86_64 LibreOffice_project/30$Build-2</meta:generator>
    <dc:date>2019-12-13T10:37:55.741403216</dc:date>
    <meta:editing-duration>PT1M51S</meta:editing-duration>
    <meta:editing-cycles>2</meta:editing-cycles>
    <meta:document-statistic meta:table-count="0" meta:image-count="0" meta:object-count="0" meta:page-count="1" meta:paragraph-count="8" meta:word-count="338" meta:character-count="470" meta:non-whitespace-character-count="470"/>
  </office:meta>
</office:document-meta>
</file>